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 svg:font-family="F"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master-page-name="MP0">
      <style:paragraph-properties fo:text-align="justify" style:justify-single-word="false" style:page-number="auto" fo:break-before="page"/>
    </style:style>
    <style:style style:name="P3" style:family="paragraph" style:parent-style-name="Standard">
      <style:paragraph-properties fo:text-align="justify" style:justify-single-word="false"/>
    </style:style>
    <style:style style:name="T1" style:family="text">
      <style:text-properties fo:font-size="12pt" fo:font-weight="bold" style:font-size-asian="12pt" style:font-weight-asian="bold" style:font-name-complex="Times New Roman"/>
    </style:style>
    <style:style style:name="T2" style:family="text">
      <style:text-properties fo:font-size="12pt" style:font-size-asian="12pt" style:font-name-complex="Times New Roman"/>
    </style:style>
    <style:style style:name="T3" style:family="text">
      <style:text-properties fo:font-size="12pt" fo:background-color="#ffff00" style:font-size-asian="12pt"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Police_20_par_20_défaut"><text:span text:style-name="T1">Un champ puis un camp</text:span></text:span></text:p>
      <text:p text:style-name="P1"/>
      <text:p text:style-name="P1"><text:span text:style-name="Police_20_par_20_défaut"><text:span text:style-name="T2">Je suis un champ et j’appartiens à Henri Rochereau.</text:span></text:span></text:p>
      <text:p text:style-name="P1"><text:span text:style-name="Police_20_par_20_défaut"><text:span text:style-name="T2"/></text:span></text:p>
      <text:p text:style-name="P1"><text:span text:style-name="Police_20_par_20_défaut"><text:span text:style-name="T2">Je me trouve à proximité de Septfonds, caché par des grands arbres. Mon histoire est particulière, car j'ai </text:span></text:span><text:span text:style-name="Police_20_par_20_défaut"><text:span text:style-name="T2">vu l'innommable.</text:span></text:span></text:p>
      <text:p text:style-name="P1"><text:span text:style-name="Police_20_par_20_défaut"><text:span text:style-name="T2"/></text:span></text:p>
      <text:p text:style-name="P1"><text:span text:style-name="Police_20_par_20_défaut"><text:span text:style-name="T2">Lorsque la guerre éclata dans les régions voisines, je fus réveillé en sursaut par des bruits inconnus, puis par de fortes douleurs : on est en train de me planter des dizaines de piquets et de me délimiter avec une double rangée de barbel</text:span></text:span><text:span text:style-name="Police_20_par_20_défaut"><text:span text:style-name="T2">és ! Je </text:span></text:span><text:span text:style-name="Police_20_par_20_défaut"><text:span text:style-name="T2">suis en train de me transformer… </text:span></text:span><text:span text:style-name="Police_20_par_20_défaut"><text:span text:style-name="T2">On installe en mon sein</text:span></text:span><text:span text:style-name="Police_20_par_20_défaut"><text:span text:style-name="T2"> </text:span></text:span><text:span text:style-name="Police_20_par_20_défaut"><text:span text:style-name="T2">plusieurs dizaines de longues baraques en bois</text:span></text:span><text:span text:style-name="Police_20_par_20_défaut"><text:span text:style-name="T2"> </text:span></text:span><text:span text:style-name="Police_20_par_20_défaut"><text:span text:style-name="T2">qui s'entassent les unes à côté des autres.</text:span></text:span></text:p>
      <text:p text:style-name="P1"><text:span text:style-name="Police_20_par_20_défaut"><text:span text:style-name="T2"/></text:span></text:p>
      <text:p text:style-name="P1"><text:span text:style-name="Police_20_par_20_défaut"><text:span text:style-name="T2">Des hommes m’envahissent. Ce sont des gardes en uniforme et armés qui supervisent les travaux. Il y a aussi des bataillons de travailleurs et d’artisans. Quelle agitation ! Comme ma superficie est très large, ils construisent à chaque angle d’immenses tours afin que je sois au centre de ce théâtre macabre.</text:span></text:span></text:p>
      <text:p text:style-name="P1"><text:span text:style-name="Police_20_par_20_défaut"><text:span text:style-name="T2"/></text:span></text:p>
      <text:p text:style-name="P1"><text:span text:style-name="Police_20_par_20_défaut"><text:span text:style-name="T2">Quel jour tragique, que de souffrances, j'en ai gardé des cicatrices à vie. C’en est fini de la paix et du calme, je deviens un terrain boueux et laid, avec tous ces gens qui me sont inconnus.</text:span></text:span></text:p>
      <text:p text:style-name="P1"><text:span text:style-name="Police_20_par_20_défaut"><text:span text:style-name="T2"/></text:span></text:p>
      <text:p text:style-name="P1"><text:span text:style-name="Police_20_par_20_défaut"><text:span text:style-name="T2">Après les premiers venus, toujours en armes, d’a</text:span></text:span><text:span text:style-name="Police_20_par_20_défaut"><text:span text:style-name="T2">utres arrivent par milliers, dépenaillés. Je n’en finis plus d’être piétiné. Je finis par comprendre qu’on m’a transformé en un affreux camp d'internement.</text:span></text:span></text:p>
      <text:p text:style-name="P1"><text:span text:style-name="Police_20_par_20_défaut"><text:span text:style-name="T2"/></text:span></text:p>
      <text:p text:style-name="P1"><text:span text:style-name="Police_20_par_20_défaut"><text:span text:style-name="T2">Je n'ai rien pu faire.</text:span></text:span></text:p>
      <text:p text:style-name="P1"><text:span text:style-name="Police_20_par_20_défaut"><text:span text:style-name="T2"/></text:span></text:p>
      <text:p text:style-name="P1"><text:span text:style-name="Police_20_par_20_défaut"><text:span text:style-name="T2">Tous les jours, on déverse sur ma peau de nouveaux hommes, qui arrivent. En m</text:span></text:span><text:span text:style-name="Police_20_par_20_défaut"><text:span text:style-name="T2">oins d’un mois, ils sont des milliers. Tout autour de moi, pour les amener, on a modifié le paysage pour aménager des routes. Tous ces hommes sont arrivés alors qu'il y en avait déjà bien assez à l'intérieur. Je ne les connaissais pas, </text:span></text:span><text:span text:style-name="Police_20_par_20_défaut"><text:span text:style-name="T2">ils parlaient une dr</text:span></text:span><text:span text:style-name="Police_20_par_20_défaut"><text:span text:style-name="T2">ôle de langue</text:span></text:span><text:span text:style-name="Police_20_par_20_défaut"><text:span text:style-name="T2">. On </text:span></text:span><text:span text:style-name="Police_20_par_20_défaut"><text:span text:style-name="T2">voyait qu'ils avaient été marqués par leur passé, les visages ne mentaient pas.</text:span></text:span></text:p>
      <text:p text:style-name="P1"><text:span text:style-name="Police_20_par_20_défaut"><text:span text:style-name="T2"/></text:span></text:p>
      <text:p text:style-name="P1"><text:span text:style-name="Police_20_par_20_défaut"><text:span text:style-name="T2">Le soir, ils dorment à même moi, à même le sol, je sens leur </text:span></text:span><text:span text:style-name="Police_20_par_20_défaut"><text:span text:style-name="T2">douleur</text:span></text:span><text:span text:style-name="Police_20_par_20_défaut"><text:span text:style-name="T2"> et j’absorbe leurs larmes</text:span></text:span><text:span text:style-name="Police_20_par_20_défaut"><text:span text:style-name="T2">, j’entends </text:span></text:span><text:span text:style-name="Police_20_par_20_défaut"><text:span text:style-name="T2">quand ils parlent de leurs familles</text:span></text:span><text:span text:style-name="Police_20_par_20_défaut"><text:span text:style-name="T2">. </text:span></text:span><text:span text:style-name="Police_20_par_20_défaut"><text:span text:style-name="T3">À </text:span></text:span><text:span text:style-name="Police_20_par_20_défaut"><text:span text:style-name="T2">moi </text:span></text:span><text:span text:style-name="Police_20_par_20_défaut"><text:span text:style-name="T2">aussi ma vie d’avant me manque… Je m’attache à </text:span></text:span><text:span text:style-name="Police_20_par_20_défaut"><text:span text:style-name="T2">quelques visages</text:span></text:span><text:span text:style-name="Police_20_par_20_défaut"><text:span text:style-name="T2">, surtout ceux tombés dans mes bras, fiévreux et gravement malades. Certains ne firent pas long </text:span></text:span><text:span text:style-name="Police_20_par_20_défaut"><text:span text:style-name="T2">feu, ils moururent sur moi si tôt, si jeunes, au moment où </text:span></text:span><text:soft-page-break/><text:span text:style-name="Police_20_par_20_défaut"><text:span text:style-name="T2">les fleurs commençaient à éclore. Comm</text:span></text:span><text:span text:style-name="Police_20_par_20_défaut"><text:span text:style-name="T2">e les épidémies se multiplient rapidement, on déverse de la chaux sur moi, en plus de tous les métaux abondants que j'absorbe au quotidien... Quelle douleur ! Parmi ces métaux, il y a des cuillères qui tombent et qu’on essaye de cacher tant bien que mal so</text:span></text:span><text:span text:style-name="Police_20_par_20_défaut"><text:span text:style-name="T2">us ma peau. Elles ne me dérangent pas, elles sont douces et lisses, et j’ai bien saisi qu’elles </text:span></text:span><text:span text:style-name="Police_20_par_20_défaut"><text:span text:style-name="T2">étaient importantes aux yeux de ces pauvres gens.</text:span></text:span></text:p>
      <text:p text:style-name="P1"><text:span text:style-name="Police_20_par_20_défaut"><text:span text:style-name="T2"/></text:span></text:p>
      <text:p text:style-name="P1"><text:span text:style-name="Police_20_par_20_défaut"><text:span text:style-name="T2">Âme paisible que je suis </text:span></text:span><text:span text:style-name="Police_20_par_20_défaut"><text:span text:style-name="T2">depuis toujours</text:span></text:span><text:span text:style-name="Police_20_par_20_défaut"><text:span text:style-name="T2">, je </text:span></text:span><text:span text:style-name="Police_20_par_20_défaut"><text:span text:style-name="T2">ressens de plus en plus la fatigue avec ces bruits omniprésents.</text:span></text:span></text:p>
      <text:p text:style-name="P1"><text:span text:style-name="Police_20_par_20_défaut"><text:span text:style-name="T2"/></text:span></text:p>
      <text:p text:style-name="P1"><text:span text:style-name="Police_20_par_20_défaut"><text:span text:style-name="T2">Je suis constamment sur le qui-vive avec ce speaker qui parle sans arrêt. Il annonce une multitude de choses qui sont inaudibles.</text:span></text:span></text:p>
      <text:p text:style-name="P1"><text:span text:style-name="Police_20_par_20_défaut"><text:span text:style-name="T2"/></text:span></text:p>
      <text:p text:style-name="P1"><text:span text:style-name="Police_20_par_20_défaut"><text:span text:style-name="T2">Toutefois, heureusement que j’entends des éclats de rire, surtout quand les hommes jouent sur moi au ballon. Il y a même une f</text:span></text:span><text:span text:style-name="Police_20_par_20_défaut"><text:span text:style-name="T2">ête tous les ans où sont arborées fièrement les couleurs de notre patrie.</text:span></text:span></text:p>
      <text:p text:style-name="P1"><text:span text:style-name="Police_20_par_20_défaut"><text:span text:style-name="T2"/></text:span></text:p>
      <text:p text:style-name="P1"><text:span text:style-name="Police_20_par_20_défaut"><text:span text:style-name="T2">Peu après les arrivées de tous ces hommes, je constate que certains sortent et reviennent le soir, d’autres partent mais ne reviennent pas, c’est un ballet incessant, sans compter le</text:span></text:span><text:span text:style-name="Police_20_par_20_défaut"><text:span text:style-name="T2">s livraisons quotidiennes de marchandises. Est-ce que ça allait enfin se finir ?</text:span></text:span></text:p>
      <text:p text:style-name="P1"><text:span text:style-name="Police_20_par_20_défaut"><text:span text:style-name="T2"/></text:span></text:p>
      <text:p text:style-name="P1"><text:span text:style-name="Police_20_par_20_défaut"><text:span text:style-name="T2">Malheureusement non. D’autres hommes arrivent, en plus des Espagnols. Tous ne sont pas en mauvais état. Tiens, les Polonais par exemple, portaient de beaux uniformes la premiè</text:span></text:span><text:span text:style-name="Police_20_par_20_défaut"><text:span text:style-name="T2">re fois qu’ils arrivèrent, quelques temps après l'ouverture du camp, pour piloter ces engins aux allures d'albatros !</text:span></text:span></text:p>
      <text:p text:style-name="P1"><text:span text:style-name="Police_20_par_20_défaut"><text:span text:style-name="T3"/></text:span></text:p>
      <text:p text:style-name="P1"><text:span text:style-name="Police_20_par_20_défaut"><text:span text:style-name="T3">À </text:span></text:span><text:span text:style-name="Police_20_par_20_défaut"><text:span text:style-name="T2">l’été de cette même année, des militaires arrivent, j’entends qu’ils ont perdu la guerre, et qu’ils sont en train d’être démobi</text:span></text:span><text:span text:style-name="Police_20_par_20_défaut"><text:span text:style-name="T2">lisés. Après que le temps ce soit dégradé, à l'heure où la nature a le temps de revêtir deux fois son manteau de</text:span></text:span><text:span text:style-name="Police_20_par_20_défaut"><text:span text:style-name="T2"> couleurs chaudes</text:span></text:span><text:span text:style-name="Police_20_par_20_défaut"><text:span text:style-name="T2">, c’est reparti avec un ballet incessant de travailleurs étrangers, </text:span></text:span><text:span text:style-name="Police_20_par_20_défaut"><text:span text:style-name="T2">qui entrent et qui sortent. Certains n’ont pas le droit de sortir. Lors d'une nuit froide et particulière cet automne-là, on traîne sur moi des familles, avec des enfants, des juifs à ce que j’entends. Que de tristesse, de peur je ressens avec eux lorsqu'i</text:span></text:span><text:span text:style-name="Police_20_par_20_défaut"><text:span text:style-name="T2">ls m'ont subitement abandonné.</text:span></text:span></text:p>
      <text:p text:style-name="P1"><text:span text:style-name="Police_20_par_20_défaut"><text:span text:style-name="T2"/></text:span></text:p>
      <text:p text:style-name="P1"><text:span text:style-name="Police_20_par_20_défaut"><text:span text:style-name="T2">Un jour spécial </text:span></text:span><text:span text:style-name="Police_20_par_20_défaut"><text:span text:style-name="T2">arrive</text:span></text:span><text:span text:style-name="Police_20_par_20_défaut"><text:span text:style-name="T2"> enfin, puisqu'au</text:span></text:span><text:span text:style-name="Police_20_par_20_défaut"><text:span text:style-name="T2"> cours d'une belle journée ensoleillée deux ans plus tard, voilà que je suis attaqué. J’entends que je vais être </text:span></text:span><text:span text:style-name="Police_20_par_20_défaut"><text:span text:style-name="T2">libéré ! Je</text:span></text:span><text:span text:style-name="Police_20_par_20_défaut"><text:span text:style-name="T2"> suis bien seul sans mes habitants qui se sont échappés, mais </text:span></text:span><text:span text:style-name="Police_20_par_20_défaut"><text:span text:style-name="T2">d’autres arrivent et certains gardes deviennent prisonniers ! Je n’y comprends plus rien... Et puis, voilà que la fin de ce terrible épisode </text:span></text:span><text:span text:style-name="Police_20_par_20_défaut"><text:span text:style-name="T2">approche, on détruit les constructions, on m'enlève ces horribles pieux qui me transperçaient ! Quelle libération, </text:span></text:span><text:span text:style-name="Police_20_par_20_défaut"><text:span text:style-name="T2">quel bonheur !</text:span></text:span></text:p>
      <text:p text:style-name="P1"><text:soft-page-break/><text:span text:style-name="Police_20_par_20_défaut"><text:span text:style-name="T2">Je suis acheté par les Guérin qui s’installent dans l'un des bâtiments, à mon entrée.</text:span></text:span></text:p>
      <text:p text:style-name="P1"><text:span text:style-name="Police_20_par_20_défaut"><text:span text:style-name="T2"/></text:span></text:p>
      <text:p text:style-name="P1"><text:span text:style-name="Police_20_par_20_défaut"><text:span text:style-name="T2">Au fil des saisons, l’herbe et les ronces poussent jusqu’à me recouvrir entièrement. Peu à peu, c’est comme si rien ne s'était passé pendant ces six hivers</text:span></text:span><text:span text:style-name="Police_20_par_20_défaut"><text:span text:style-name="T2"> qui m'ont paru une éternité.</text:span></text:span></text:p>
      <text:p text:style-name="P1"><text:span text:style-name="Police_20_par_20_défaut"><text:span text:style-name="T2"/></text:span></text:p>
      <text:p text:style-name="P1"><text:span text:style-name="Police_20_par_20_défaut"><text:span text:style-name="T2">On m’oublie, comme les gens du village oublient le camp d'ailleurs, mais moi je n’oublie pas. Tant d’objets, de déchets sont encore</text:span></text:span><text:span text:style-name="Police_20_par_20_défaut"><text:span text:style-name="T2"> enfo</text:span></text:span><text:span text:style-name="Police_20_par_20_défaut"><text:span text:style-name="T2">uis</text:span></text:span><text:span text:style-name="Police_20_par_20_défaut"><text:span text:style-name="T2"> </text:span></text:span><text:span text:style-name="Police_20_par_20_défaut"><text:span text:style-name="T2">en moi</text:span></text:span><text:span text:style-name="Police_20_par_20_défaut"><text:span text:style-name="T2"> et me </text:span></text:span><text:span text:style-name="Police_20_par_20_défaut"><text:span text:style-name="T2">blessent. J'ai tellement honte et les souvenirs me hantent. Seuls le petit oratoire polonais à côté de moi et les cuillères qui sont restées là</text:span></text:span><text:span text:style-name="Police_20_par_20_défaut"><text:span text:style-name="T2"> </text:span></text:span><text:span text:style-name="Police_20_par_20_défaut"><text:span text:style-name="T2">m’apportent un peu de réconfort dans ma solitude.</text:span></text:span></text:p>
      <text:p text:style-name="P1"><text:span text:style-name="Police_20_par_20_défaut"><text:span text:style-name="T2"/></text:span></text:p>
      <text:p text:style-name="P1"><text:span text:style-name="Police_20_par_20_défaut"><text:span text:style-name="T2">Bien plus tard, tout proche de moi, j</text:span></text:span><text:span text:style-name="Police_20_par_20_défaut"><text:span text:style-name="T2">’entends des discussions agitées. Je comprends qu’un agriculteur veut installer sur moi une porcherie et que certains ne sont pas d’accord. Et moi, comme d'habitude on ne m'a pas demandé mon avis, pour être utilisé en plus, de façon dégradante.</text:span></text:span></text:p>
      <text:p text:style-name="P1"><text:span text:style-name="Police_20_par_20_défaut"><text:span text:style-name="T2"/></text:span></text:p>
      <text:p text:style-name="P1"><text:span text:style-name="Police_20_par_20_défaut"><text:span text:style-name="T2">Puis je voi</text:span></text:span><text:span text:style-name="Police_20_par_20_défaut"><text:span text:style-name="T2">s un groupe d'hommes qui pose une plaque en ma mémoire et en celle de ces événements dramatiques. Une baraque est même reconstruite afin que l'on n'oublie pas mon histoire. Depuis, des gens viennent se recueillir. Enfin ! Quel apaisement de ne plus être </text:span></text:span><text:span text:style-name="Police_20_par_20_défaut"><text:span text:style-name="T2">se</text:span></text:span><text:span text:style-name="Police_20_par_20_défaut"><text:span text:style-name="T2">ul </text:span></text:span><text:span text:style-name="Police_20_par_20_défaut"><text:span text:style-name="T2">à </text:span></text:span><text:span text:style-name="Police_20_par_20_défaut"><text:span text:style-name="T2">porter le poids de mes souvenirs.</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F" svg:font-family="F"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6%"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fr" fo:country="FR" fo:font-style="normal" style:text-underline-style="none" fo:font-weight="normal" style:letter-kerning="true" style:font-size-asian="11pt" style:language-asian="fr" style:country-asian="FR"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6%"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1pt" fo:letter-spacing="normal" fo:language="fr" fo:country="FR" fo:font-style="normal" style:text-underline-style="none" fo:font-weight="normal" style:letter-kerning="true" fo:background-color="transparent" style:font-name-asian="Arial Unicode MS" style:font-size-asian="11pt" style:language-asian="fr" style:country-asian="FR" style:font-style-asian="normal" style:font-weight-asian="normal" style:font-name-complex="F"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name-complex="Arial Unicode MS"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olice_20_par_20_défaut" style:display-name="Police par défau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499cm" fo:margin-left="2.499cm" fo:margin-right="2.499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Unix OpenOffice.org_project/413m1$Build-9783</meta:generator>
    <meta:initial-creator>Margot Nicolle</meta:initial-creator>
    <dc:creator>Marie AUBRY</dc:creator>
    <meta:creation-date>2019-10-04T10:07:00Z</meta:creation-date>
    <dc:date>2019-11-07T17:31:37</dc:date>
    <meta:editing-cycles>4</meta:editing-cycles>
    <meta:editing-duration>PT40M29S</meta:editing-duration>
    <meta:document-statistic meta:table-count="0" meta:image-count="0" meta:object-count="0" meta:page-count="3" meta:paragraph-count="22" meta:word-count="1003" meta:character-count="584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
  </office:meta>
</office:document-meta>
</file>